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 officeooo:paragraph-rsid="000610f1"/>
    </style:style>
    <style:style style:name="P2" style:family="paragraph" style:parent-style-name="Standard">
      <style:paragraph-properties fo:margin-left="0in" fo:margin-right="0in" fo:margin-top="0in" fo:margin-bottom="0.1965in" style:contextual-spacing="false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 officeooo:paragraph-rsid="00077618"/>
    </style:style>
    <style:style style:name="P3" style:family="paragraph" style:parent-style-name="Standard">
      <style:paragraph-properties fo:margin-left="0in" fo:margin-right="0in" fo:margin-top="0in" fo:margin-bottom="0.1965in" style:contextual-spacing="false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 officeooo:paragraph-rsid="0009263b"/>
    </style:style>
    <style:style style:name="P4" style:family="paragraph" style:parent-style-name="Standard">
      <style:paragraph-properties fo:margin-left="0in" fo:margin-right="0in" fo:margin-top="0in" fo:margin-bottom="0.1965in" style:contextual-spacing="false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 officeooo:paragraph-rsid="000610f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style:contextual-spacing="false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 officeooo:paragraph-rsid="00077618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style:contextual-spacing="false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 officeooo:paragraph-rsid="0009263b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style:contextual-spacing="false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 officeooo:rsid="0008a5a4" officeooo:paragraph-rsid="0008a5a4" style:font-weight-asian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style:contextual-spacing="false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 officeooo:rsid="0008a5a4" officeooo:paragraph-rsid="0008a5a4"/>
    </style:style>
    <style:style style:name="P9" style:family="paragraph" style:parent-style-name="Standard">
      <style:paragraph-properties fo:margin-left="0in" fo:margin-right="0in" fo:margin-top="0in" fo:margin-bottom="0.1965in" style:contextual-spacing="false" fo:widows="1" fo:text-indent="0in" style:auto-text-indent="false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officeooo:rsid="000610f1"/>
    </style:style>
    <style:style style:name="T4" style:family="text">
      <style:text-properties fo:font-style="italic" fo:font-weight="bold" officeooo:rsid="00077618"/>
    </style:style>
    <style:style style:name="T5" style:family="text">
      <style:text-properties fo:font-style="italic" fo:font-weight="bold" officeooo:rsid="0009263b"/>
    </style:style>
    <style:style style:name="T6" style:family="text">
      <style:text-properties fo:font-style="italic" officeooo:rsid="00077618"/>
    </style:style>
    <style:style style:name="T7" style:family="text">
      <style:text-properties fo:font-style="italic" officeooo:rsid="00077618" style:font-weight-asian="normal" style:font-weight-complex="normal"/>
    </style:style>
    <style:style style:name="T8" style:family="text">
      <style:text-properties fo:font-style="italic" officeooo:rsid="0009263b" style:font-weight-asian="normal" style:font-weight-complex="normal"/>
    </style:style>
    <style:style style:name="T9" style:family="text">
      <style:text-properties fo:font-style="italic" officeooo:rsid="0009263b"/>
    </style:style>
    <style:style style:name="T10" style:family="text">
      <style:text-properties fo:font-weight="bold"/>
    </style:style>
    <style:style style:name="T11" style:family="text">
      <style:text-properties fo:font-weight="bold" officeooo:rsid="00077618"/>
    </style:style>
    <style:style style:name="T12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13" style:family="text">
      <style:text-properties officeooo:rsid="000610f1"/>
    </style:style>
    <style:style style:name="T14" style:family="text">
      <style:text-properties officeooo:rsid="000610f1" style:font-style-asian="normal" style:font-weight-asian="normal" style:font-style-complex="normal" style:font-weight-complex="normal"/>
    </style:style>
    <style:style style:name="T15" style:family="text">
      <style:text-properties officeooo:rsid="00077618" style:font-style-asian="normal" style:font-weight-asian="normal" style:font-style-complex="normal" style:font-weight-complex="normal"/>
    </style:style>
    <style:style style:name="T16" style:family="text">
      <style:text-properties officeooo:rsid="0009263b" style:font-style-asian="normal" style:font-weight-asian="normal" style:font-style-complex="normal" style:font-weight-complex="normal"/>
    </style:style>
    <style:style style:name="T17" style:family="text">
      <style:text-properties officeooo:rsid="00077618"/>
    </style:style>
    <style:style style:name="T18" style:family="text">
      <style:text-properties officeooo:rsid="000926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Given two lists of integers, list1 and list2. Create a list of sums of the corresponding elements. <text:line-break/><text:span text:style-name="T1">For example: If list1 = List(10, 20, 30) and list2 = List(1, 2, 3)<text:line-break/>Output: Produce the list </text:span><text:span text:style-name="T2">List(11, 22, 33).</text:span></text:p>
      <text:p text:style-name="P1"><text:span text:style-name="T3">Solution:</text:span></text:p>
      <text:p text:style-name="P1"><text:span text:style-name="T3">o</text:span><text:span text:style-name="T14">bject AddList extends App{<text:tab/><text:tab/><text:tab/><text:tab/></text:span></text:p>
      <text:p text:style-name="P4"><text:span text:style-name="T13"><text:s/>val list1=List(10,20,30)</text:span></text:p>
      <text:p text:style-name="P4"><text:span text:style-name="T13"><text:s/>val lis2=List(1,2,3)</text:span></text:p>
      <text:p text:style-name="P4"><text:span text:style-name="T13"><text:s/>val add=for{index &lt;- 0 to list1.length-1</text:span></text:p>
      <text:p text:style-name="P4"><text:span text:style-name="T13"><text:tab/>newList = list1(index) + list2(index)</text:span></text:p>
      <text:p text:style-name="P4"><text:span text:style-name="T13">} yield newList</text:span></text:p>
      <text:p text:style-name="P4"><text:span text:style-name="T13">println(add)</text:span></text:p>
      <text:p text:style-name="P2"><text:span text:style-name="T14">}</text:span><text:span text:style-name="T1"><text:line-break/></text:span><text:line-break/>Q2. Write a program to find Fibonacci series till a given limit using tail recursion.<text:line-break/><text:span text:style-name="T1">For example: If limit is 7<text:line-break/>Output: </text:span><text:span text:style-name="T2">0,1,1,2,3,5,8</text:span></text:p>
      <text:p text:style-name="P2"><text:span text:style-name="T4">Solution:</text:span></text:p>
      <text:p text:style-name="P5"><text:span text:style-name="T17">class Fibonacci</text:span></text:p>
      <text:p text:style-name="P5"><text:span text:style-name="T17">{</text:span></text:p>
      <text:p text:style-name="P5"><text:span text:style-name="T17"><text:s text:c="5"/>var fib0=1</text:span></text:p>
      <text:p text:style-name="P5"><text:span text:style-name="T17"><text:s text:c="5"/>var fib1=1</text:span></text:p>
      <text:p text:style-name="P5"><text:span text:style-name="T17"><text:s text:c="5"/>var fib2=1</text:span></text:p>
      <text:p text:style-name="P5"><text:span text:style-name="T17"><text:s text:c="5"/>def fib(num:Int):Unit ={</text:span></text:p>
      <text:p text:style-name="P5"><text:span text:style-name="T17"><text:s text:c="6"/>println(fib2)</text:span></text:p>
      <text:p text:style-name="P5"><text:span text:style-name="T17"><text:s text:c="6"/>fib2=fib0+fib1</text:span></text:p>
      <text:p text:style-name="P5"><text:span text:style-name="T17"><text:s text:c="6"/>fib0=fib1</text:span></text:p>
      <text:p text:style-name="P5"><text:span text:style-name="T17"><text:s text:c="6"/>fib1=fib2</text:span></text:p>
      <text:p text:style-name="P5"><text:span text:style-name="T17"><text:s text:c="6"/>if(num!=0)</text:span></text:p>
      <text:p text:style-name="P5"><text:span text:style-name="T17"><text:s text:c="6"/>{</text:span></text:p>
      <text:p text:style-name="P5"><text:span text:style-name="T17"><text:s text:c="8"/>fib(num-1)</text:span></text:p>
      <text:p text:style-name="P5"><text:span text:style-name="T17"><text:s text:c="6"/>}</text:span></text:p>
      <text:p text:style-name="P2"><text:soft-page-break/><text:span text:style-name="T4">}</text:span><text:span text:style-name="T15"><text:tab/></text:span></text:p>
      <text:p text:style-name="P5"><text:span text:style-name="T17">}</text:span></text:p>
      <text:p text:style-name="P5"><text:span text:style-name="T17">object fib</text:span></text:p>
      <text:p text:style-name="P5"><text:span text:style-name="T17">{ </text:span></text:p>
      <text:p text:style-name="P5"><text:span text:style-name="T17"><text:s/>def main(args: Array[String])</text:span></text:p>
      <text:p text:style-name="P5"><text:span text:style-name="T17"><text:s text:c="2"/>{</text:span></text:p>
      <text:p text:style-name="P5"><text:span text:style-name="T17"><text:tab/>val obj = new Fibonacci</text:span></text:p>
      <text:p text:style-name="P5"><text:span text:style-name="T17"><text:tab/>val num = 7</text:span></text:p>
      <text:p text:style-name="P5"><text:span text:style-name="T17"><text:tab/>if(num==1)</text:span></text:p>
      <text:p text:style-name="P5"><text:span text:style-name="T17"><text:tab/><text:tab/>println("0")</text:span></text:p>
      <text:p text:style-name="P5"><text:span text:style-name="T17"><text:tab/>else if(num==2)</text:span></text:p>
      <text:p text:style-name="P5"><text:span text:style-name="T17"><text:tab/><text:tab/>println("0" + "1")</text:span></text:p>
      <text:p text:style-name="P5"><text:span text:style-name="T17"><text:tab/>else</text:span></text:p>
      <text:p text:style-name="P5"><text:span text:style-name="T17"><text:tab/>{</text:span></text:p>
      <text:p text:style-name="P5"><text:span text:style-name="T17"><text:tab/>println(0)</text:span></text:p>
      <text:p text:style-name="P5"><text:span text:style-name="T17"><text:tab/>println(1)</text:span></text:p>
      <text:p text:style-name="P5"><text:span text:style-name="T17"><text:s/><text:tab/><text:tab/>obj.fib(num-3)</text:span></text:p>
      <text:p text:style-name="P5"><text:span text:style-name="T17"><text:tab/>}</text:span></text:p>
      <text:p text:style-name="P5"><text:span text:style-name="T17">}<text:tab/></text:span></text:p>
      <text:p text:style-name="P2"><text:span text:style-name="T15">}</text:span></text:p>
      <text:p text:style-name="P3"><text:line-break/>Q3. Write a higher order function that takes three parameters with a function to calculate area of rectangle, rhombus and parallelogram. Also use string interpolation and pattern matching with default case.<text:line-break/><text:span text:style-name="T1">For Example: <text:line-break/>def area(shape: String, first: Int, second: Int, f:(Int,Int) =&gt; Int):String<text:line-break/><text:line-break/>Input : area("rectangle",5,4,function)<text:line-break/>Output : </text:span><text:span text:style-name="T2">Area of rectangle is 20</text:span><text:span text:style-name="T1"><text:line-break/><text:line-break/>Input : area("square",5,4,function)<text:line-break/>Output : </text:span><text:span text:style-name="T2">Not defined yet for square.</text:span></text:p>
      <text:p text:style-name="P3"><text:span text:style-name="T5">Solution:</text:span></text:p>
      <text:p text:style-name="P6"><text:span text:style-name="T18">class Area {</text:span></text:p>
      <text:p text:style-name="P6"><text:span text:style-name="T18"><text:s text:c="2"/>def area(shape: String, first: Int, second: Int, f:(Int,Int) =&gt; Int):String = s"Area of $shape is ${f(first, second)}"</text:span></text:p>
      <text:p text:style-name="P6"><text:soft-page-break/><text:span text:style-name="T18">}</text:span></text:p>
      <text:p text:style-name="P6"><text:span text:style-name="T18">object Area extends App {</text:span></text:p>
      <text:p text:style-name="P6"><text:span text:style-name="T18"><text:tab/>val areaobj = new Area()</text:span></text:p>
      <text:p text:style-name="P6"><text:span text:style-name="T18"><text:tab/>val shape = "Rectangle"</text:span></text:p>
      <text:p text:style-name="P6"><text:span text:style-name="T18"><text:tab/>shape match{</text:span></text:p>
      <text:p text:style-name="P6"><text:span text:style-name="T18"><text:tab/>case "Rectangle" =&gt; <text:s/></text:span></text:p>
      <text:p text:style-name="P6"><text:span text:style-name="T18"><text:tab/><text:tab/>println(areaobj.area("Rectangle", 5, 4, (x,y)=&gt; x*y))</text:span></text:p>
      <text:p text:style-name="P6"><text:span text:style-name="T18"><text:tab/>case "Rhombus" =&gt; </text:span></text:p>
      <text:p text:style-name="P6"><text:span text:style-name="T18"><text:tab/><text:tab/>println(areaobj.area("Rhombus", 5, 4, (x,y)=&gt; x*y))</text:span></text:p>
      <text:p text:style-name="P6"><text:span text:style-name="T18"><text:tab/>case "Parallelogram"=&gt; <text:s/></text:span></text:p>
      <text:p text:style-name="P6"><text:span text:style-name="T18"><text:tab/><text:tab/>println(areaobj.area("Parallelogram", 5, 4, (x,y)=&gt; x*y/2))</text:span></text:p>
      <text:p text:style-name="P6"><text:span text:style-name="T18">}</text:span></text:p>
      <text:p text:style-name="P3"><text:span text:style-name="T16">}</text:span><text:span text:style-name="T1"><text:line-break/></text:span><text:line-break/>Q4. Double all the elements of a list using map.<text:line-break/>For Example:<text:line-break/>Input: List(1,2,3)<text:line-break/>Output: <text:span text:style-name="T10">List(2,4,6)</text:span></text:p>
      <text:p text:style-name="P8"><text:span text:style-name="T10">Solution:</text:span></text:p>
      <text:p text:style-name="P7">scala&gt; :paste</text:p>
      <text:p text:style-name="P7">// Entering paste mode (ctrl-D to finish)</text:p>
      <text:p text:style-name="P7">val list=List(1,2,3)</text:p>
      <text:p text:style-name="P7">list.map(newlist=&gt;newlist*2)</text:p>
      <text:p text:style-name="P7">// Exiting paste mode, now interpreting.</text:p>
      <text:p text:style-name="P7">list: List[Int] = List(1, 2, 3)</text:p>
      <text:p text:style-name="P7">res0: List[Int] = List(2, 4, 6)</text:p>
      <text:p text:style-name="P9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3:16:31.649825740</meta:creation-date>
    <dc:date>2017-01-16T16:21:12.026370437</dc:date>
    <meta:editing-duration>PT2H52M2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3" meta:paragraph-count="70" meta:word-count="314" meta:character-count="2241" meta:non-whitespace-character-count="1809"/>
  </office:meta>
</office:document-meta>
</file>